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 11 – TreeSet</text:h>
      <text:p text:style-name="Text_20_body">In this lab you are to create the class ZHTreeSet which implements interface ZHSet and which can be found in the zhstructures folder you see here. Ideally, you should use your own ZHLinkedBinarySearchTree class but if you have not yet finished it I have included all the class files for it in the zhstructures file as well. Be sure to put your unfinished ZHLinkedBinarySearchTree.java file in a safe place before you copy all these files to your JavaPackages file.</text:p>
      <text:p text:style-name="Text_20_body">If you are using your own ZHLinkedBinarySearchTree.java file the first thing you must do is modify it so it has a size() method which returns the number of items in the ZHLinkedBinarySearchTree.</text:p>
      <text:p text:style-name="Text_20_body">If you do this, then you can modify the ZHTreeSet.java file by inserting your own code.</text:p>
      <text:p text:style-name="Text_20_body">When you have finished this, modify the TestStackSet.java test program from yesterday’s class so that it will test your ZHTreeSet <text:s/>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ynn Ziegler</meta:initial-creator>
    <meta:creation-date>2011-03-03T23:48:37</meta:creation-date>
    <meta:document-statistic meta:table-count="0" meta:image-count="0" meta:object-count="0" meta:page-count="1" meta:paragraph-count="5" meta:word-count="152" meta:character-count="900"/>
    <dc:date>2011-03-03T23:54:51</dc:date>
    <dc:creator>Lynn Ziegler</dc:creator>
    <meta:editing-duration>PT00H00M33S</meta:editing-duration>
    <meta:editing-cycles>1</meta:editing-cycles>
    <meta:generator>OpenOffice.org/3.2$Unix OpenOffice.org_project/320m12$Build-9483</meta:generator>
  </office:meta>
</office:document-meta>
</file>